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Class">
      <style:graphic-properties fo:min-height="0.713cm" fo:min-width="2.1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002cm"/>
    </style:style>
    <style:style style:name="gr3" style:family="graphic" style:parent-style-name="Class">
      <style:graphic-properties fo:min-height="0.713cm" fo:min-width="2.042cm"/>
      <style:paragraph-properties style:writing-mode="lr-tb"/>
    </style:style>
    <style:style style:name="gr4" style:family="graphic" style:parent-style-name="Class">
      <style:graphic-properties fo:min-height="0.713cm" fo:min-width="2.851cm"/>
      <style:paragraph-properties style:writing-mode="lr-tb"/>
    </style:style>
    <style:style style:name="gr5" style:family="graphic" style:parent-style-name="Class">
      <style:graphic-properties fo:min-height="0.713cm" fo:min-width="3.063cm"/>
      <style:paragraph-properties style:writing-mode="lr-tb"/>
    </style:style>
    <style:style style:name="gr6" style:family="graphic" style:parent-style-name="Class">
      <style:graphic-properties fo:min-height="0.713cm" fo:min-width="2.081cm"/>
      <style:paragraph-properties style:writing-mode="lr-tb"/>
    </style:style>
    <style:style style:name="gr7" style:family="graphic" style:parent-style-name="Class">
      <style:graphic-properties fo:min-height="0.713cm" fo:min-width="2.538cm"/>
      <style:paragraph-properties style:writing-mode="lr-tb"/>
    </style:style>
    <style:style style:name="gr8" style:family="graphic" style:parent-style-name="Class">
      <style:graphic-properties fo:min-height="0.713cm" fo:min-width="3.6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13cm" fo:min-width="1.907cm"/>
      <style:paragraph-properties style:writing-mode="lr-tb"/>
    </style:style>
    <style:style style:name="gr10" style:family="graphic" style:parent-style-name="Class">
      <style:graphic-properties fo:min-height="0.713cm" fo:min-width="2.22cm"/>
      <style:paragraph-properties style:writing-mode="lr-tb"/>
    </style:style>
    <style:style style:name="gr11" style:family="graphic" style:parent-style-name="Class">
      <style:graphic-properties fo:min-height="0.713cm" fo:min-width="2.258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solid" draw:textarea-vertical-align="middle"/>
    </style:style>
    <style:style style:name="gr13" style:family="graphic" style:parent-style-name="objectwithoutfill">
      <style:graphic-properties draw:marker-end="Arrowheads_20_2" draw:marker-end-width="0.3cm" draw:fill="solid" draw:textarea-vertical-align="middle"/>
    </style:style>
    <style:style style:name="gr14" style:family="graphic" style:parent-style-name="objectwithoutfill">
      <style:graphic-properties draw:marker-end="Arrowheads_20_3" draw:marker-end-width="0.3cm" draw:fill="solid" draw:textarea-vertical-align="middle"/>
    </style:style>
    <style:style style:name="gr15" style:family="graphic" style:parent-style-name="objectwithoutfill">
      <style:graphic-properties draw:marker-end="Arrowheads_20_4" draw:marker-end-width="0.3cm" draw:fill="solid" draw:textarea-vertical-align="middle"/>
    </style:style>
    <style:style style:name="gr16" style:family="graphic" style:parent-style-name="objectwithoutfill">
      <style:graphic-properties draw:marker-end="Arrowheads_20_5" draw:marker-end-width="0.3cm" draw:fill="solid" draw:textarea-vertical-align="middle"/>
    </style:style>
    <style:style style:name="gr17" style:family="graphic" style:parent-style-name="objectwithoutfill">
      <style:graphic-properties draw:marker-end="Arrowheads_20_6" draw:marker-end-width="0.3cm" draw:fill="solid" draw:textarea-vertical-align="middle"/>
    </style:style>
    <style:style style:name="gr18" style:family="graphic" style:parent-style-name="objectwithoutfill">
      <style:graphic-properties draw:marker-end="Arrowheads_20_7" draw:marker-end-width="0.3cm" draw:fill="solid" draw:textarea-vertical-align="middle"/>
    </style:style>
    <style:style style:name="gr19" style:family="graphic" style:parent-style-name="objectwithoutfill">
      <style:graphic-properties draw:marker-end="Arrowheads_20_8" draw:marker-end-width="0.3cm" draw:fill="solid" draw:textarea-vertical-align="middle"/>
    </style:style>
    <style:style style:name="gr20" style:family="graphic" style:parent-style-name="objectwithoutfill">
      <style:graphic-properties draw:marker-end="Arrowheads_20_9" draw:marker-end-width="0.3cm" draw:fill="solid" draw:textarea-vertical-align="middle"/>
    </style:style>
    <style:style style:name="gr21" style:family="graphic" style:parent-style-name="objectwithoutfill">
      <style:graphic-properties draw:marker-end="Arrowheads_20_10" draw:marker-end-width="0.3cm" draw:fill="solid" draw:textarea-vertical-align="middle"/>
    </style:style>
    <style:style style:name="gr22" style:family="graphic" style:parent-style-name="objectwithoutfill">
      <style:graphic-properties draw:marker-end="Arrowheads_20_11" draw:marker-end-width="0.3cm" draw:fill="solid" draw:textarea-vertical-align="middle"/>
    </style:style>
    <style:style style:name="gr23" style:family="graphic" style:parent-style-name="objectwithoutfill">
      <style:graphic-properties draw:marker-end="Arrowheads_20_12" draw:marker-end-width="0.3cm" draw:fill="solid" draw:textarea-vertical-align="middle"/>
    </style:style>
    <style:style style:name="gr24" style:family="graphic" style:parent-style-name="objectwithoutfill">
      <style:graphic-properties draw:marker-end="Arrowheads_20_13" draw:marker-end-width="0.3cm" draw:fill="solid" draw:textarea-vertical-align="middle"/>
    </style:style>
    <style:style style:name="gr25" style:family="graphic" style:parent-style-name="objectwithoutfill">
      <style:graphic-properties draw:marker-end="Arrowheads_20_14" draw:marker-end-width="0.3cm" draw:fill="solid" draw:textarea-vertical-align="middle"/>
    </style:style>
    <style:style style:name="gr26" style:family="graphic" style:parent-style-name="objectwithoutfill">
      <style:graphic-properties draw:marker-end="Arrowheads_20_15" draw:marker-end-width="0.3cm" draw:fill="solid" draw:textarea-vertical-align="middle"/>
    </style:style>
    <style:style style:name="gr27" style:family="graphic" style:parent-style-name="objectwithoutfill">
      <style:graphic-properties draw:marker-end="Arrowheads_20_17" draw:marker-end-width="0.3cm" draw:fill="solid" draw:textarea-vertical-align="middle"/>
    </style:style>
    <style:style style:name="gr28" style:family="graphic" style:parent-style-name="objectwithoutfill">
      <style:graphic-properties draw:marker-end="Arrowheads_20_18" draw:marker-end-width="0.3cm" draw:fill="solid" draw:textarea-vertical-align="middle"/>
    </style:style>
    <style:style style:name="gr29" style:family="graphic" style:parent-style-name="objectwithoutfill">
      <style:graphic-properties draw:marker-end="Arrowheads_20_19" draw:marker-end-width="0.3cm" draw:fill="solid" draw:textarea-vertical-align="middle"/>
    </style:style>
    <style:style style:name="gr30" style:family="graphic" style:parent-style-name="objectwithoutfill">
      <style:graphic-properties draw:marker-end="Arrowheads_20_20" draw:marker-end-width="0.3cm" draw:fill="solid" draw:textarea-vertical-align="middle"/>
    </style:style>
    <style:style style:name="gr31" style:family="graphic" style:parent-style-name="objectwithoutfill">
      <style:graphic-properties draw:marker-end="Arrowheads_20_21" draw:marker-end-width="0.3cm" draw:fill="solid" draw:textarea-vertical-align="middle"/>
    </style:style>
    <style:style style:name="gr32" style:family="graphic" style:parent-style-name="Class">
      <style:graphic-properties fo:min-height="0.713cm" fo:min-width="2.368cm"/>
      <style:paragraph-properties style:writing-mode="lr-tb"/>
    </style:style>
    <style:style style:name="gr33" style:family="graphic" style:parent-style-name="objectwithoutfill">
      <style:graphic-properties draw:marker-end="Arrowheads_20_22" draw:marker-end-width="0.3cm" draw:fill="solid" draw:textarea-vertical-align="middle"/>
    </style:style>
    <style:style style:name="gr34" style:family="graphic" style:parent-style-name="objectwithoutfill">
      <style:graphic-properties draw:marker-end="Arrowheads_20_23" draw:marker-end-width="0.3cm" draw:fill="solid" draw:textarea-vertical-align="middle"/>
    </style:style>
    <style:style style:name="gr35" style:family="graphic" style:parent-style-name="objectwithoutfill">
      <style:graphic-properties draw:marker-end="Arrowheads_20_24" draw:marker-end-width="0.3cm" draw:fill="none" draw:textarea-vertical-align="middle"/>
    </style:style>
    <style:style style:name="gr36" style:family="graphic" style:parent-style-name="Class">
      <style:graphic-properties fo:min-height="0.713cm" fo:min-width="3.592cm"/>
      <style:paragraph-properties style:writing-mode="lr-tb"/>
    </style:style>
    <style:style style:name="gr37" style:family="graphic" style:parent-style-name="Class">
      <style:graphic-properties fo:min-height="0.713cm" fo:min-width="3.63cm"/>
      <style:paragraph-properties style:writing-mode="lr-tb"/>
    </style:style>
    <style:style style:name="gr38" style:family="graphic" style:parent-style-name="objectwithoutfill">
      <style:graphic-properties draw:marker-end="Arrowheads_20_25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729fc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686cm" svg:height="0.963cm" svg:x="2.148cm" svg:y="3.175cm">
          <draw:text-box>
            <text:p>Context</text:p>
          </draw:text-box>
        </draw:frame>
        <draw:frame draw:style-name="gr2" draw:text-style-name="P2" draw:layer="layout" svg:width="0.502cm" svg:height="1.188cm" svg:x="10.316cm" svg:y="5.98cm">
          <draw:text-box>
            <text:p/>
          </draw:text-box>
        </draw:frame>
        <draw:frame draw:style-name="gr3" draw:text-style-name="P1" xml:id="id2" draw:id="id2" draw:layer="layout" svg:width="2.542cm" svg:height="0.963cm" svg:x="6.482cm" svg:y="3.175cm">
          <draw:text-box>
            <text:p>Models</text:p>
          </draw:text-box>
        </draw:frame>
        <draw:frame draw:style-name="gr3" draw:text-style-name="P1" xml:id="id4" draw:id="id4" draw:layer="layout" svg:width="2.542cm" svg:height="0.963cm" svg:x="23.944cm" svg:y="3.228cm">
          <draw:text-box>
            <text:p>Views</text:p>
          </draw:text-box>
        </draw:frame>
        <draw:frame draw:style-name="gr4" draw:text-style-name="P1" xml:id="id3" draw:id="id3" draw:layer="layout" svg:width="3.563cm" svg:height="0.963cm" svg:x="11.267cm" svg:y="3.228cm">
          <draw:text-box>
            <text:p>Controllers</text:p>
          </draw:text-box>
        </draw:frame>
        <draw:frame draw:style-name="gr5" draw:text-style-name="P1" xml:id="id1" draw:id="id1" draw:layer="layout" svg:width="3.563cm" svg:height="0.963cm" svg:x="11.811cm" svg:y="0.762cm">
          <draw:text-box>
            <text:p>Texchange</text:p>
          </draw:text-box>
        </draw:frame>
        <draw:frame draw:style-name="gr3" draw:text-style-name="P1" xml:id="id6" draw:id="id6" draw:layer="layout" svg:width="2.542cm" svg:height="0.963cm" svg:x="6.482cm" svg:y="6.16cm">
          <draw:text-box>
            <text:p>Assets</text:p>
          </draw:text-box>
        </draw:frame>
        <draw:frame draw:style-name="gr3" draw:text-style-name="P1" xml:id="id7" draw:id="id7" draw:layer="layout" svg:width="2.542cm" svg:height="0.963cm" svg:x="6.48cm" svg:y="7.284cm">
          <draw:text-box>
            <text:p>Margin</text:p>
          </draw:text-box>
        </draw:frame>
        <draw:frame draw:style-name="gr6" draw:text-style-name="P1" xml:id="id8" draw:id="id8" draw:layer="layout" svg:width="2.581cm" svg:height="0.963cm" svg:x="6.482cm" svg:y="8.435cm">
          <draw:text-box>
            <text:p>Makers</text:p>
          </draw:text-box>
        </draw:frame>
        <draw:frame draw:style-name="gr3" draw:text-style-name="P1" xml:id="id9" draw:id="id9" draw:layer="layout" svg:width="2.542cm" svg:height="0.963cm" svg:x="6.48cm" svg:y="9.533cm">
          <draw:text-box>
            <text:p>Book</text:p>
          </draw:text-box>
        </draw:frame>
        <draw:frame draw:style-name="gr3" draw:text-style-name="P1" xml:id="id10" draw:id="id10" draw:layer="layout" svg:width="2.542cm" svg:height="0.963cm" svg:x="6.48cm" svg:y="10.61cm">
          <draw:text-box>
            <text:p>Pricing</text:p>
          </draw:text-box>
        </draw:frame>
        <draw:frame draw:style-name="gr7" draw:text-style-name="P1" xml:id="id11" draw:id="id11" draw:layer="layout" svg:width="3.038cm" svg:height="0.963cm" svg:x="6.492cm" svg:y="11.708cm">
          <draw:text-box>
            <text:p>Progress</text:p>
          </draw:text-box>
        </draw:frame>
        <draw:frame draw:style-name="gr8" draw:text-style-name="P1" xml:id="id12" draw:id="id12" draw:layer="layout" svg:width="4.151cm" svg:height="0.963cm" svg:x="11.268cm" svg:y="6.129cm">
          <draw:text-box>
            <text:p>AccountView</text:p>
          </draw:text-box>
        </draw:frame>
        <draw:frame draw:style-name="gr4" draw:text-style-name="P1" xml:id="id13" draw:id="id13" draw:layer="layout" svg:width="3.351cm" svg:height="0.963cm" svg:x="11.268cm" svg:y="7.229cm">
          <draw:text-box>
            <text:p>Taking</text:p>
          </draw:text-box>
        </draw:frame>
        <draw:frame draw:style-name="gr4" draw:text-style-name="P1" xml:id="id14" draw:id="id14" draw:layer="layout" svg:width="3.351cm" svg:height="0.963cm" svg:x="11.268cm" svg:y="8.329cm">
          <draw:text-box>
            <text:p>Making</text:p>
          </draw:text-box>
        </draw:frame>
        <draw:frame draw:style-name="gr4" draw:text-style-name="P1" xml:id="id15" draw:id="id15" draw:layer="layout" svg:width="3.351cm" svg:height="0.963cm" svg:x="11.268cm" svg:y="9.429cm">
          <draw:text-box>
            <text:p>Taken</text:p>
          </draw:text-box>
        </draw:frame>
        <draw:frame draw:style-name="gr4" draw:text-style-name="P1" xml:id="id16" draw:id="id16" draw:layer="layout" svg:width="3.351cm" svg:height="0.963cm" svg:x="11.268cm" svg:y="10.529cm">
          <draw:text-box>
            <text:p>Mtm</text:p>
          </draw:text-box>
        </draw:frame>
        <draw:frame draw:style-name="gr4" draw:text-style-name="P1" xml:id="id24" draw:id="id24" draw:layer="layout" svg:width="3.351cm" svg:height="0.963cm" svg:x="11.268cm" svg:y="11.629cm">
          <draw:text-box>
            <text:p>Clearing</text:p>
          </draw:text-box>
        </draw:frame>
        <draw:frame draw:style-name="gr4" draw:text-style-name="P1" xml:id="id17" draw:id="id17" draw:layer="layout" svg:width="3.351cm" svg:height="0.963cm" svg:x="11.268cm" svg:y="12.729cm">
          <draw:text-box>
            <text:p>Validation</text:p>
          </draw:text-box>
        </draw:frame>
        <draw:frame draw:style-name="gr4" draw:text-style-name="P1" xml:id="id18" draw:id="id18" draw:layer="layout" svg:width="3.351cm" svg:height="0.963cm" svg:x="11.269cm" svg:y="13.83cm">
          <draw:text-box>
            <text:p>Ordering</text:p>
          </draw:text-box>
        </draw:frame>
        <draw:frame draw:style-name="gr9" draw:text-style-name="P3" xml:id="id19" draw:id="id19" draw:layer="layout" svg:width="2.407cm" svg:height="0.963cm" svg:x="23.944cm" svg:y="6.129cm">
          <draw:text-box>
            <text:p>Instant</text:p>
          </draw:text-box>
        </draw:frame>
        <draw:frame draw:style-name="gr10" draw:text-style-name="P1" xml:id="id20" draw:id="id20" draw:layer="layout" svg:width="2.72cm" svg:height="0.963cm" svg:x="23.944cm" svg:y="7.229cm">
          <draw:text-box>
            <text:p>Latency</text:p>
          </draw:text-box>
        </draw:frame>
        <draw:frame draw:style-name="gr11" draw:text-style-name="P1" xml:id="id21" draw:id="id21" draw:layer="layout" svg:width="2.758cm" svg:height="0.963cm" svg:x="23.944cm" svg:y="8.329cm">
          <draw:text-box>
            <text:p>Joystick</text:p>
          </draw:text-box>
        </draw:frame>
        <draw:connector draw:style-name="gr12" draw:text-style-name="P4" draw:layer="layout" svg:x1="13.592cm" svg:y1="1.725cm" svg:x2="7.753cm" svg:y2="3.175cm" draw:start-shape="id1" draw:start-glue-point="2" draw:end-shape="id2" draw:end-glue-point="0" svg:d="M13592 1725v725h-5839v725" svg:viewBox="0 0 5840 1451">
          <text:p/>
        </draw:connector>
        <draw:connector draw:style-name="gr13" draw:text-style-name="P4" draw:layer="layout" svg:x1="13.592cm" svg:y1="1.725cm" svg:x2="13.048cm" svg:y2="3.228cm" draw:start-shape="id1" draw:start-glue-point="2" draw:end-shape="id3" svg:d="M13592 1725v752h-544v751" svg:viewBox="0 0 545 1504">
          <text:p/>
        </draw:connector>
        <draw:connector draw:style-name="gr14" draw:text-style-name="P4" draw:layer="layout" svg:x1="13.592cm" svg:y1="1.725cm" svg:x2="25.215cm" svg:y2="3.228cm" draw:start-shape="id1" draw:start-glue-point="2" draw:end-shape="id4" draw:end-glue-point="0" svg:d="M13592 1725v752h11623v751" svg:viewBox="0 0 11624 1504">
          <text:p/>
        </draw:connector>
        <draw:connector draw:style-name="gr15" draw:text-style-name="P4" draw:layer="layout" svg:x1="13.592cm" svg:y1="1.725cm" svg:x2="3.491cm" svg:y2="3.175cm" draw:start-shape="id1" draw:start-glue-point="2" draw:end-shape="id5" draw:end-glue-point="0" svg:d="M13592 1725v725h-10101v725" svg:viewBox="0 0 10102 1451">
          <text:p/>
        </draw:connector>
        <draw:connector draw:style-name="gr16" draw:text-style-name="P4" draw:layer="layout" svg:x1="6.482cm" svg:y1="3.656cm" svg:x2="6.482cm" svg:y2="6.641cm" draw:start-shape="id2" draw:start-glue-point="3" draw:end-shape="id6" draw:end-glue-point="3" svg:d="M6482 3656h-500v2985h500" svg:viewBox="0 0 501 2986">
          <text:p/>
        </draw:connector>
        <draw:connector draw:style-name="gr17" draw:text-style-name="P4" draw:layer="layout" svg:x1="6.482cm" svg:y1="3.656cm" svg:x2="6.48cm" svg:y2="7.765cm" draw:start-shape="id2" draw:start-glue-point="3" draw:end-shape="id7" draw:end-glue-point="3" svg:d="M6482 3656h-502v4109h500" svg:viewBox="0 0 503 4110">
          <text:p/>
        </draw:connector>
        <draw:connector draw:style-name="gr18" draw:text-style-name="P4" draw:layer="layout" svg:x1="6.482cm" svg:y1="3.656cm" svg:x2="6.482cm" svg:y2="8.916cm" draw:start-shape="id2" draw:start-glue-point="3" draw:end-shape="id8" svg:d="M6482 3656h-500v5260h500" svg:viewBox="0 0 501 5261">
          <text:p/>
        </draw:connector>
        <draw:connector draw:style-name="gr19" draw:text-style-name="P4" draw:layer="layout" svg:x1="6.482cm" svg:y1="3.656cm" svg:x2="6.48cm" svg:y2="10.014cm" draw:start-shape="id2" draw:start-glue-point="3" draw:end-shape="id9" svg:d="M6482 3656h-502v6358h500" svg:viewBox="0 0 503 6359">
          <text:p/>
        </draw:connector>
        <draw:connector draw:style-name="gr20" draw:text-style-name="P4" draw:layer="layout" svg:x1="6.482cm" svg:y1="3.656cm" svg:x2="6.48cm" svg:y2="11.091cm" draw:start-shape="id2" draw:start-glue-point="3" draw:end-shape="id10" draw:end-glue-point="3" svg:d="M6482 3656h-502v7435h500" svg:viewBox="0 0 503 7436">
          <text:p/>
        </draw:connector>
        <draw:connector draw:style-name="gr21" draw:text-style-name="P4" draw:layer="layout" svg:x1="6.482cm" svg:y1="3.656cm" svg:x2="6.492cm" svg:y2="12.189cm" draw:start-shape="id2" draw:start-glue-point="3" draw:end-shape="id11" draw:end-glue-point="3" svg:d="M6482 3656h-500v8533h510" svg:viewBox="0 0 511 8534">
          <text:p/>
        </draw:connector>
        <draw:connector draw:style-name="gr22" draw:text-style-name="P4" draw:layer="layout" svg:x1="11.267cm" svg:y1="3.709cm" svg:x2="11.268cm" svg:y2="6.61cm" draw:start-shape="id3" draw:start-glue-point="3" draw:end-shape="id12" draw:end-glue-point="3" svg:d="M11267 3709h-500v2901h501" svg:viewBox="0 0 502 2902">
          <text:p/>
        </draw:connector>
        <draw:connector draw:style-name="gr23" draw:text-style-name="P4" draw:layer="layout" svg:x1="11.267cm" svg:y1="3.709cm" svg:x2="11.268cm" svg:y2="7.71cm" draw:start-shape="id3" draw:start-glue-point="3" draw:end-shape="id13" draw:end-glue-point="3" svg:d="M11267 3709h-500v4001h501" svg:viewBox="0 0 502 4002">
          <text:p/>
        </draw:connector>
        <draw:connector draw:style-name="gr24" draw:text-style-name="P4" draw:layer="layout" svg:x1="11.267cm" svg:y1="3.709cm" svg:x2="11.268cm" svg:y2="8.81cm" draw:start-shape="id3" draw:start-glue-point="3" draw:end-shape="id14" draw:end-glue-point="3" svg:d="M11267 3709h-500v5101h501" svg:viewBox="0 0 502 5102">
          <text:p/>
        </draw:connector>
        <draw:connector draw:style-name="gr25" draw:text-style-name="P4" draw:layer="layout" svg:x1="11.267cm" svg:y1="3.709cm" svg:x2="11.268cm" svg:y2="9.91cm" draw:start-shape="id3" draw:start-glue-point="3" draw:end-shape="id15" draw:end-glue-point="3" svg:d="M11267 3709h-500v6201h501" svg:viewBox="0 0 502 6202">
          <text:p/>
        </draw:connector>
        <draw:connector draw:style-name="gr26" draw:text-style-name="P4" draw:layer="layout" svg:x1="11.267cm" svg:y1="3.709cm" svg:x2="11.268cm" svg:y2="11.01cm" draw:start-shape="id3" draw:start-glue-point="3" draw:end-shape="id16" draw:end-glue-point="3" svg:d="M11267 3709h-500v7301h501" svg:viewBox="0 0 502 7302">
          <text:p/>
        </draw:connector>
        <draw:connector draw:style-name="gr27" draw:text-style-name="P4" draw:layer="layout" svg:x1="11.267cm" svg:y1="3.709cm" svg:x2="11.268cm" svg:y2="13.21cm" draw:start-shape="id3" draw:start-glue-point="3" draw:end-shape="id17" draw:end-glue-point="3" svg:d="M11267 3709h-500v9501h501" svg:viewBox="0 0 502 9502">
          <text:p/>
        </draw:connector>
        <draw:connector draw:style-name="gr28" draw:text-style-name="P4" draw:layer="layout" svg:x1="11.267cm" svg:y1="3.709cm" svg:x2="11.269cm" svg:y2="14.311cm" draw:start-shape="id3" draw:start-glue-point="3" draw:end-shape="id18" draw:end-glue-point="3" svg:d="M11267 3709h-500v10602h502" svg:viewBox="0 0 503 10603">
          <text:p/>
        </draw:connector>
        <draw:connector draw:style-name="gr29" draw:text-style-name="P4" draw:layer="layout" svg:x1="23.944cm" svg:y1="3.709cm" svg:x2="23.944cm" svg:y2="6.61cm" draw:start-shape="id4" draw:start-glue-point="3" draw:end-shape="id19" svg:d="M23944 3709h-500v2901h500" svg:viewBox="0 0 501 2902">
          <text:p/>
        </draw:connector>
        <draw:connector draw:style-name="gr30" draw:text-style-name="P4" draw:layer="layout" svg:x1="23.944cm" svg:y1="3.709cm" svg:x2="23.944cm" svg:y2="7.71cm" draw:start-shape="id4" draw:start-glue-point="3" draw:end-shape="id20" draw:end-glue-point="3" svg:d="M23944 3709h-500v4001h500" svg:viewBox="0 0 501 4002">
          <text:p/>
        </draw:connector>
        <draw:connector draw:style-name="gr31" draw:text-style-name="P4" draw:layer="layout" svg:x1="23.944cm" svg:y1="3.709cm" svg:x2="23.944cm" svg:y2="8.81cm" draw:start-shape="id4" draw:start-glue-point="3" draw:end-shape="id21" draw:end-glue-point="3" svg:d="M23944 3709h-500v5101h500" svg:viewBox="0 0 501 5102">
          <text:p/>
        </draw:connector>
        <draw:frame draw:style-name="gr3" draw:text-style-name="P1" xml:id="id22" draw:id="id22" draw:layer="layout" svg:width="2.542cm" svg:height="0.963cm" svg:x="2.148cm" svg:y="6.176cm">
          <draw:text-box>
            <text:p>Config</text:p>
          </draw:text-box>
        </draw:frame>
        <draw:frame draw:style-name="gr32" draw:text-style-name="P1" xml:id="id23" draw:id="id23" draw:layer="layout" svg:width="2.868cm" svg:height="0.963cm" svg:x="2.148cm" svg:y="7.276cm">
          <draw:text-box>
            <text:p>Timeline</text:p>
          </draw:text-box>
        </draw:frame>
        <draw:connector draw:style-name="gr33" draw:text-style-name="P4" draw:layer="layout" svg:x1="2.148cm" svg:y1="3.656cm" svg:x2="2.148cm" svg:y2="6.657cm" draw:start-shape="id5" draw:start-glue-point="3" draw:end-shape="id22" draw:end-glue-point="3" svg:d="M2148 3656h-500v3001h500" svg:viewBox="0 0 501 3002">
          <text:p/>
        </draw:connector>
        <draw:connector draw:style-name="gr34" draw:text-style-name="P4" draw:layer="layout" svg:x1="2.148cm" svg:y1="3.656cm" svg:x2="2.148cm" svg:y2="7.757cm" draw:start-shape="id5" draw:start-glue-point="3" draw:end-shape="id23" draw:end-glue-point="3" svg:d="M2148 3656h-500v4101h500" svg:viewBox="0 0 501 4102">
          <text:p/>
        </draw:connector>
        <draw:connector draw:style-name="gr35" draw:text-style-name="P5" draw:layer="layout" svg:x1="11.267cm" svg:y1="3.709cm" svg:x2="11.268cm" svg:y2="12.11cm" draw:start-shape="id3" draw:start-glue-point="3" draw:end-shape="id24" draw:end-glue-point="3" svg:d="M11267 3709h-500v8401h501" svg:viewBox="0 0 502 8402">
          <text:p/>
        </draw:connector>
        <draw:frame draw:style-name="gr2" draw:text-style-name="P2" draw:layer="layout" svg:width="0.502cm" svg:height="1.188cm" svg:x="14.617cm" svg:y="5.981cm">
          <draw:text-box>
            <text:p/>
          </draw:text-box>
        </draw:frame>
        <draw:frame draw:style-name="gr4" draw:text-style-name="P1" xml:id="id25" draw:id="id25" draw:layer="layout" svg:width="3.351cm" svg:height="0.963cm" svg:x="17.168cm" svg:y="3.229cm">
          <draw:text-box>
            <text:p>Tasks</text:p>
          </draw:text-box>
        </draw:frame>
        <draw:frame draw:style-name="gr8" draw:text-style-name="P1" xml:id="id26" draw:id="id26" draw:layer="layout" svg:width="4.151cm" svg:height="0.963cm" svg:x="17.169cm" svg:y="6.13cm">
          <draw:text-box>
            <text:p>MakeOrder</text:p>
          </draw:text-box>
        </draw:frame>
        <draw:frame draw:style-name="gr36" draw:text-style-name="P1" xml:id="id27" draw:id="id27" draw:layer="layout" svg:width="4.092cm" svg:height="0.963cm" svg:x="17.169cm" svg:y="7.23cm">
          <draw:text-box>
            <text:p>CancelOrder</text:p>
          </draw:text-box>
        </draw:frame>
        <draw:frame draw:style-name="gr37" draw:text-style-name="P1" xml:id="id28" draw:id="id28" draw:layer="layout" svg:width="4.13cm" svg:height="0.963cm" svg:x="17.169cm" svg:y="8.33cm">
          <draw:text-box>
            <text:p>AmendOrder</text:p>
          </draw:text-box>
        </draw:frame>
        <draw:frame draw:style-name="gr4" draw:text-style-name="P1" xml:id="id29" draw:id="id29" draw:layer="layout" svg:width="5.015cm" svg:height="0.963cm" svg:x="17.169cm" svg:y="9.43cm">
          <draw:text-box>
            <text:p>GetOpenOrders</text:p>
          </draw:text-box>
        </draw:frame>
        <draw:frame draw:style-name="gr4" draw:text-style-name="P1" xml:id="id30" draw:id="id30" draw:layer="layout" svg:width="4.096cm" svg:height="0.963cm" svg:x="17.169cm" svg:y="10.53cm">
          <draw:text-box>
            <text:p>GetPositions</text:p>
          </draw:text-box>
        </draw:frame>
        <draw:frame draw:style-name="gr4" draw:text-style-name="P1" xml:id="id33" draw:id="id33" draw:layer="layout" svg:width="4.13cm" svg:height="0.963cm" svg:x="17.169cm" svg:y="11.63cm">
          <draw:text-box>
            <text:p>GetBalances</text:p>
          </draw:text-box>
        </draw:frame>
        <draw:frame draw:style-name="gr4" draw:text-style-name="P1" xml:id="id31" draw:id="id31" draw:layer="layout" svg:width="4.49cm" svg:height="0.963cm" svg:x="17.169cm" svg:y="12.73cm">
          <draw:text-box>
            <text:p>UpdateTrades</text:p>
          </draw:text-box>
        </draw:frame>
        <draw:frame draw:style-name="gr4" draw:text-style-name="P1" xml:id="id32" draw:id="id32" draw:layer="layout" svg:width="5.535cm" svg:height="0.963cm" svg:x="17.17cm" svg:y="13.831cm">
          <draw:text-box>
            <text:p>UpdateOrderbook</text:p>
          </draw:text-box>
        </draw:frame>
        <draw:connector draw:style-name="gr22" draw:text-style-name="P4" draw:layer="layout" svg:x1="17.168cm" svg:y1="3.71cm" svg:x2="17.169cm" svg:y2="6.611cm" draw:start-shape="id25" draw:start-glue-point="3" draw:end-shape="id26" draw:end-glue-point="3" svg:d="M17168 3710h-500v2901h501" svg:viewBox="0 0 502 2902">
          <text:p/>
        </draw:connector>
        <draw:connector draw:style-name="gr23" draw:text-style-name="P4" draw:layer="layout" svg:x1="17.168cm" svg:y1="3.71cm" svg:x2="17.169cm" svg:y2="7.711cm" draw:start-shape="id25" draw:start-glue-point="3" draw:end-shape="id27" draw:end-glue-point="3" svg:d="M17168 3710h-500v4001h501" svg:viewBox="0 0 502 4002">
          <text:p/>
        </draw:connector>
        <draw:connector draw:style-name="gr24" draw:text-style-name="P4" draw:layer="layout" svg:x1="17.168cm" svg:y1="3.71cm" svg:x2="17.169cm" svg:y2="8.811cm" draw:start-shape="id25" draw:start-glue-point="3" draw:end-shape="id28" draw:end-glue-point="3" svg:d="M17168 3710h-500v5101h501" svg:viewBox="0 0 502 5102">
          <text:p/>
        </draw:connector>
        <draw:connector draw:style-name="gr25" draw:text-style-name="P4" draw:layer="layout" svg:x1="17.168cm" svg:y1="3.71cm" svg:x2="17.169cm" svg:y2="9.911cm" draw:start-shape="id25" draw:start-glue-point="3" draw:end-shape="id29" draw:end-glue-point="3" svg:d="M17168 3710h-500v6201h501" svg:viewBox="0 0 502 6202">
          <text:p/>
        </draw:connector>
        <draw:connector draw:style-name="gr26" draw:text-style-name="P4" draw:layer="layout" svg:x1="17.168cm" svg:y1="3.71cm" svg:x2="17.169cm" svg:y2="11.011cm" draw:start-shape="id25" draw:start-glue-point="3" draw:end-shape="id30" draw:end-glue-point="3" svg:d="M17168 3710h-500v7301h501" svg:viewBox="0 0 502 7302">
          <text:p/>
        </draw:connector>
        <draw:connector draw:style-name="gr27" draw:text-style-name="P4" draw:layer="layout" svg:x1="17.168cm" svg:y1="3.71cm" svg:x2="17.169cm" svg:y2="13.211cm" draw:start-shape="id25" draw:start-glue-point="3" draw:end-shape="id31" draw:end-glue-point="3" svg:d="M17168 3710h-500v9501h501" svg:viewBox="0 0 502 9502">
          <text:p/>
        </draw:connector>
        <draw:connector draw:style-name="gr28" draw:text-style-name="P4" draw:layer="layout" svg:x1="17.168cm" svg:y1="3.71cm" svg:x2="17.17cm" svg:y2="14.312cm" draw:start-shape="id25" draw:start-glue-point="3" draw:end-shape="id32" draw:end-glue-point="3" svg:d="M17168 3710h-500v10602h502" svg:viewBox="0 0 503 10603">
          <text:p/>
        </draw:connector>
        <draw:connector draw:style-name="gr35" draw:text-style-name="P5" draw:layer="layout" svg:x1="17.168cm" svg:y1="3.71cm" svg:x2="17.169cm" svg:y2="12.111cm" draw:start-shape="id25" draw:start-glue-point="3" draw:end-shape="id33" draw:end-glue-point="3" svg:d="M17168 3710h-500v8401h501" svg:viewBox="0 0 502 8402">
          <text:p/>
        </draw:connector>
        <draw:connector draw:style-name="gr38" draw:text-style-name="P5" draw:layer="layout" svg:x1="13.592cm" svg:y1="1.725cm" svg:x2="18.843cm" svg:y2="3.229cm" draw:start-shape="id1" draw:start-glue-point="2" draw:end-shape="id25" draw:end-glue-point="0" svg:d="M13592 1725v752h5251v752" svg:viewBox="0 0 5252 15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729fcf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lass" style:family="graphic" style:parent-style-name="standard">
      <style:graphic-properties draw:stroke="none" draw:stroke-dash="Dashed_20__28_var_29__20_4" svg:stroke-width="0.051cm" svg:stroke-color="#000000" draw:marker-start-width="0.279cm" draw:marker-start-center="false" draw:marker-end-width="0.279cm" draw:marker-end-center="false" svg:stroke-opacity="100%" draw:stroke-linejoin="round" svg:stroke-linecap="butt" draw:fill="solid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3cm" fo:min-width="2.042cm" fo:padding-top="0.125cm" fo:padding-bottom="0.125cm" fo:padding-left="0.25cm" fo:padding-right="0.25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17T16:47:59.514383261</dc:date>
    <meta:editing-duration>PT20H59M37S</meta:editing-duration>
    <meta:editing-cycles>36</meta:editing-cycles>
    <meta:generator>LibreOffice/7.1.4.2$Linux_X86_64 LibreOffice_project/10$Build-2</meta:generator>
    <meta:document-statistic meta:object-count="67"/>
  </office:meta>
</office:document-meta>
</file>